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Text_20_body">
      <style:paragraph-properties fo:margin-left="2in" fo:margin-right="0in" fo:margin-top="0in" fo:margin-bottom="0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font-name="Times New Roman" fo:font-size="15pt" fo:font-style="normal" style:text-underline-style="none" fo:font-weight="bold" style:text-blinking="false" fo:background-color="transparent"/>
    </style:style>
    <style:style style:name="P2" style:family="paragraph" style:parent-style-name="Text_20_body">
      <loext:graphic-properties draw:fill-gradient-name="gradient"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T1" style:family="text">
      <style:text-properties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a9adf4-7fff-8b13-3fb7-7cc6faf9715f"/>2 number question</text:p>
      <text:p text:style-name="P2">According to Mary Wollstonecraft, man and woman are apparently the same but according to the  different activities of the society, their various differences are observed. She believed that there are three characteristics of human personality that distinguish it from other animals. One is “Reason” another one is “the exercise of virtue” and the third one is “the passion for knowledge”. She also believed that all moral and human qualities are inherent in all people, there are no separate customs, qualities and obligations for women. According to her, women are not inferior to men in reasoning and moral practices. Due to social prejudice women were separated from education and social activities. According to her, the exclusion of women from these social activities hinders them from developing their old ideals and contributing to society in a meaningful way. She believed that gender neutrality would change a society. She valued the inherent potential of every man and explained by this principle that society should ensure equal rights for all. Finally, I do agree with her principle also. Yes, we should ensure equal rights for men and women in our society. Their right is to get education, their right is to stand tall in front of everyone. Every country has a policy of equal rights which will make them stand on their own feet. Why will women lag behind men? Politics, cultural practices, education, women will be at the same level as men in all fields. As we know, there are half men and half women in the world. If we do not allow half of the people of a country to do any work or stop it, will our country continue? Naturally that is not possible. This is only possible when men and women contribute equally. That is why I do agree with the principle of Wollstonecraft, the gender neutral morality.</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8T02:38:01.910000000</meta:creation-date>
    <dc:date>2023-04-08T02:43:05.317000000</dc:date>
    <meta:editing-duration>PT5M3S</meta:editing-duration>
    <meta:editing-cycles>1</meta:editing-cycles>
    <meta:document-statistic meta:table-count="0" meta:image-count="0" meta:object-count="0" meta:page-count="1" meta:paragraph-count="3" meta:word-count="311" meta:character-count="1833" meta:non-whitespace-character-count="1522"/>
    <meta:generator>LibreOffice/7.3.4.2$Windows_X86_64 LibreOffice_project/728fec16bd5f605073805c3c9e7c4212a0120dc5</meta:generator>
  </office:meta>
</office:document-meta>
</file>